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200.69pt"/>
    </style:style>
    <style:style style:name="co3" style:family="table-column">
      <style:table-column-properties fo:break-before="auto" style:column-width="565.99pt"/>
    </style:style>
    <style:style style:name="co4" style:family="table-column">
      <style:table-column-properties fo:break-before="auto" style:column-width="212.5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Ile lat doświadczenia masz w roli developera?</text:p>
          </table:table-cell>
          <table:table-cell table:style-name="ce1" office:value-type="string" calcext:value-type="string">
            <text:p>Jaka jest Twoja rola?</text:p>
          </table:table-cell>
          <table:table-cell table:style-name="ce1" office:value-type="string" calcext:value-type="string">
            <text:p>Jak często chciałbyś uczestniczyć w podobnych meetupach?</text:p>
          </table:table-cell>
          <table:table-cell table:style-name="ce1" office:value-type="string" calcext:value-type="string">
            <text:p>Jakie tematy chciałbyś zobaczyć na kolejnych spotkaniach?</text:p>
          </table:table-cell>
          <table:table-cell table:style-name="ce1" office:value-type="string" calcext:value-type="string">
            <text:p>Czy chciałbyś aby powstała dedykowana przestrzeń do rozmów na temat DDD?</text:p>
          </table:table-cell>
          <table:table-cell table:style-name="ce1" office:value-type="string" calcext:value-type="string">
            <text:p>Czy chciałbyś pomagać w rozwoju community DDD?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6T21:36:24.648" calcext:value-type="date">
            <text:p>10/26/2022 21:36:25</text:p>
          </table:table-cell>
          <table:table-cell table:style-name="ce3" office:value-type="string" calcext:value-type="string">
            <text:p>3 - 5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Przeniesienie wniosków po event stormingu do kodu</text:p>
          </table:table-cell>
          <table:table-cell table:style-name="ce3" office:value-type="string" calcext:value-type="string">
            <text:p>TAK, grupa na Facebooku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6T21:40:06.118" calcext:value-type="date">
            <text:p>10/26/2022 21:40:06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string" calcext:value-type="string">
            <text:p>Team Leader</text:p>
          </table:table-cell>
          <table:table-cell table:style-name="ce3" office:value-type="string" calcext:value-type="string">
            <text:p>2x w miesiącu</text:p>
          </table:table-cell>
          <table:table-cell/>
          <table:table-cell table:style-name="ce3" office:value-type="string" calcext:value-type="string">
            <text:p>TAK, grupa na Slacku</text:p>
          </table:table-cell>
          <table:table-cell table:style-name="ce3" office:value-type="string" calcext:value-type="string">
            <text:p>TAK, chciałbym brać udział w przygotowywaniu prezentacji i warsztat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6T21:43:12.88" calcext:value-type="date">
            <text:p>10/26/2022 21:43:13</text:p>
          </table:table-cell>
          <table:table-cell table:style-name="ce3" office:value-type="string" calcext:value-type="string">
            <text:p>0 - 1</text:p>
          </table:table-cell>
          <table:table-cell table:style-name="ce3" office:value-type="string" calcext:value-type="string">
            <text:p>IT Project Management </text:p>
          </table:table-cell>
          <table:table-cell table:style-name="ce3" office:value-type="string" calcext:value-type="string">
            <text:p>1x w miesiącu</text:p>
          </table:table-cell>
          <table:table-cell/>
          <table:table-cell table:style-name="ce3" office:value-type="string" calcext:value-type="string">
            <text:p>NIE, wystarczą mi meetupy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6T21:50:08.56" calcext:value-type="date">
            <text:p>10/26/2022 21:50:09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<text:s/>utrwalic wiedze dotyczaca event stormingu, wiec powtórzyc dzisiejsze spotkanie z innym problemem</text:p>
          </table:table-cell>
          <table:table-cell table:style-name="ce3" office:value-type="string" calcext:value-type="string">
            <text:p>TAK, grupa na Slacku</text:p>
          </table:table-cell>
          <table:table-cell table:style-name="ce3" office:value-type="string" calcext:value-type="string">
            <text:p>TAK, chcę pomóc w planowaniu strategii meetupu na kolejne spotkania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6T23:29:55.909" calcext:value-type="date">
            <text:p>10/26/2022 23:29:56</text:p>
          </table:table-cell>
          <table:table-cell table:style-name="ce3" office:value-type="string" calcext:value-type="string">
            <text:p>10+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Archetypy, modelowanie </text:p>
          </table:table-cell>
          <table:table-cell table:style-name="ce3" office:value-type="string" calcext:value-type="string">
            <text:p>TAK, Discord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7T14:35:28.109" calcext:value-type="date">
            <text:p>10/27/2022 14:35:28</text:p>
          </table:table-cell>
          <table:table-cell table:style-name="ce3" office:value-type="string" calcext:value-type="string">
            <text:p>1 - 3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Ćwiczenie zadań na rozmowy rekrutacyjne na poziom seniora - system design</text:p>
          </table:table-cell>
          <table:table-cell table:style-name="ce3" office:value-type="string" calcext:value-type="string">
            <text:p>NIE, wystarczą mi meetupy</text:p>
          </table:table-cell>
          <table:table-cell table:style-name="ce3" office:value-type="string" calcext:value-type="string">
            <text:p>TAK, z chęcią poprowadzę retrospektywę po spotkaniu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8T13:58:22.187" calcext:value-type="date">
            <text:p>10/28/2022 13:58:22</text:p>
          </table:table-cell>
          <table:table-cell table:style-name="ce3" office:value-type="string" calcext:value-type="string">
            <text:p>10+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AK, Discord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8T14:42:21.879" calcext:value-type="date">
            <text:p>10/28/2022 14:42:22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2x w miesiącu</text:p>
          </table:table-cell>
          <table:table-cell table:style-name="ce3" office:value-type="string" calcext:value-type="string">
            <text:p>Więcej lean coffee</text:p>
          </table:table-cell>
          <table:table-cell table:style-name="ce3" office:value-type="string" calcext:value-type="string">
            <text:p>TAK, Discord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8T14:57:44.868" calcext:value-type="date">
            <text:p>10/28/2022 14:57:45</text:p>
          </table:table-cell>
          <table:table-cell table:style-name="ce3" office:value-type="string" calcext:value-type="string">
            <text:p>1 - 3</text:p>
          </table:table-cell>
          <table:table-cell table:style-name="ce3" office:value-type="string" calcext:value-type="string">
            <text:p>Team Lead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Techniki tworzenia backlogu dla tdd ddd bdd </text:p>
          </table:table-cell>
          <table:table-cell table:style-name="ce3" office:value-type="string" calcext:value-type="string">
            <text:p>NIE, wystarczą mi meetupy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9T09:04:10.732" calcext:value-type="date">
            <text:p>10/29/2022 9:04:11</text:p>
          </table:table-cell>
          <table:table-cell table:style-name="ce3" office:value-type="string" calcext:value-type="string">
            <text:p>10+</text:p>
          </table:table-cell>
          <table:table-cell table:style-name="ce3" office:value-type="string" calcext:value-type="string">
            <text:p>Architekt</text:p>
          </table:table-cell>
          <table:table-cell table:style-name="ce3" office:value-type="string" calcext:value-type="string">
            <text:p>1x w miesiącu</text:p>
          </table:table-cell>
          <table:table-cell/>
          <table:table-cell table:style-name="ce3" office:value-type="string" calcext:value-type="string">
            <text:p>NIE, wystarczą mi meetupy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9T10:34:35.876" calcext:value-type="date">
            <text:p>10/29/2022 10:34:36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/>
          <table:table-cell table:style-name="ce3" office:value-type="string" calcext:value-type="string">
            <text:p>NIE, wystarczą mi meetupy</text:p>
          </table:table-cell>
          <table:table-cell table:style-name="ce3" office:value-type="string" calcext:value-type="string">
            <text:p>NIE, chciałbym pozostać aktywnym uczestnikiem meet-upów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2-10-29T17:34:39.231" calcext:value-type="date">
            <text:p>10/29/2022 17:34:39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string" calcext:value-type="string">
            <text:p>Developer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Ogólnie DDD. Strategiczne i techniczne </text:p>
          </table:table-cell>
          <table:table-cell table:style-name="ce3" office:value-type="string" calcext:value-type="string">
            <text:p>TAK, grupa na Facebooku</text:p>
          </table:table-cell>
          <table:table-cell table:style-name="ce3" office:value-type="string" calcext:value-type="string">
            <text:p>TAK, chciałbym brać udział w przygotowywaniu prezentacji i warsztatów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" meta:object-count="0"/>
    <meta:generator>LibreOfficeDev/6.0.5.2$Linux_X86_64 LibreOffice_project/</meta:generator>
  </office:meta>
</office:document-meta>
</file>